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b2879" officeooo:paragraph-rsid="001b2879" style:font-weight-asian="bold" style:font-weight-complex="bold"/>
    </style:style>
    <style:style style:name="P3" style:family="paragraph" style:parent-style-name="Standard">
      <style:text-properties fo:font-weight="bold" officeooo:paragraph-rsid="001b2879" style:font-weight-asian="bold" style:font-weight-complex="bold"/>
    </style:style>
    <style:style style:name="P4" style:family="paragraph" style:parent-style-name="Standard">
      <style:text-properties fo:font-weight="normal" officeooo:rsid="001b2879" officeooo:paragraph-rsid="001b2879" style:font-weight-asian="normal" style:font-weight-complex="normal"/>
    </style:style>
    <style:style style:name="T1" style:family="text">
      <style:text-properties officeooo:rsid="001b287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2879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W</text:span>rite a program that creates a shared memory region and displays shared memory id</text:p>
      <text:p text:style-name="P1">and also print address at which shared area in this process starts from.</text:p>
      <text:p text:style-name="P1"/>
      <text:p text:style-name="P2">Code:</text:p>
      <text:p text:style-name="P2"/>
      <text:p text:style-name="P4">#include&lt;stdio.h&gt;</text:p>
      <text:p text:style-name="P4">#include&lt;sys/shm.h&gt;</text:p>
      <text:p text:style-name="P4"/>
      <text:p text:style-name="P4">int main()</text:p>
      <text:p text:style-name="P4">{</text:p>
      <text:p text:style-name="P4"><text:tab/>char *ptr;</text:p>
      <text:p text:style-name="P4"><text:tab/>int ID;</text:p>
      <text:p text:style-name="P4"><text:tab/>ID = shmget(37,500,IPC_CREAT|0644);</text:p>
      <text:p text:style-name="P4"><text:tab/>if(ID&lt;0)</text:p>
      <text:p text:style-name="P4"><text:tab/>{</text:p>
      <text:p text:style-name="P4"><text:tab/><text:tab/>printf("Cannot create shared memory region\n");</text:p>
      <text:p text:style-name="P4"><text:tab/><text:tab/>return 0;</text:p>
      <text:p text:style-name="P4"><text:tab/>}</text:p>
      <text:p text:style-name="P4"><text:tab/>else</text:p>
      <text:p text:style-name="P4"><text:tab/>{</text:p>
      <text:p text:style-name="P4"><text:tab/><text:tab/>printf("Shared memory region successfully created\n");</text:p>
      <text:p text:style-name="P4"><text:tab/><text:tab/>printf("\nShared memory ID = %d\n",ID);</text:p>
      <text:p text:style-name="P4"><text:tab/><text:tab/>printf("\nShared memory address = %p\n",shmat(ID,NULL,0));</text:p>
      <text:p text:style-name="P4"><text:tab/><text:tab/></text:p>
      <text:p text:style-name="P4"><text:tab/>}</text:p>
      <text:p text:style-name="P4"><text:tab/>shmdt(ptr);</text:p>
      <text:p text:style-name="P4"><text:tab/>return 0;</text:p>
      <text:p text:style-name="P4"><text:tab/></text:p>
      <text:p text:style-name="P4"><text:tab/></text:p>
      <text:p text:style-name="P4">}</text:p>
      <text:p text:style-name="P4"/>
      <text:p text:style-name="P2">Output:</text:p>
      <text:p text:style-name="P2"/>
      <text:p text:style-name="P2"/>
      <text:p text:style-name="Standard"><text:span text:style-name="T2">2. </text:span><text:span text:style-name="T3">W</text:span><text:span text:style-name="T2">rite a program that uses msgctl() and prints number of messages,number of bytes in</text:span></text:p>
      <text:p text:style-name="P1">message queue and also get Maximum number of bytes in queue for already existing</text:p>
      <text:p text:style-name="P1">message queu<text:span text:style-name="T1">e </text:span>and also remove message queue at the end.</text:p>
      <text:p text:style-name="P3"/>
      <text:p text:style-name="P2">Code:</text:p>
      <text:p text:style-name="P2"/>
      <text:p text:style-name="P4">#include&lt;stdio.h&gt;</text:p>
      <text:p text:style-name="P4">#include&lt;sys/ipc.h&gt;</text:p>
      <text:p text:style-name="P4">#include&lt;sys/types.h&gt;</text:p>
      <text:p text:style-name="P4">#include&lt;sys/msg.h&gt;</text:p>
      <text:p text:style-name="P4"/>
      <text:p text:style-name="P4">typedef struct</text:p>
      <text:p text:style-name="P4">{</text:p>
      <text:p text:style-name="P4"><text:tab/>long msgtype;</text:p>
      <text:p text:style-name="P4"><text:tab/>char data[256];</text:p>
      <text:p text:style-name="P4"><text:soft-page-break/>}msg;</text:p>
      <text:p text:style-name="P4"/>
      <text:p text:style-name="P4">int main()</text:p>
      <text:p text:style-name="P4">{</text:p>
      <text:p text:style-name="P4"><text:tab/>msg m1,m2;</text:p>
      <text:p text:style-name="P4"><text:tab/>struct msqid_ds buf;</text:p>
      <text:p text:style-name="P4"><text:tab/>int i,id,ret;</text:p>
      <text:p text:style-name="P4"><text:tab/></text:p>
      <text:p text:style-name="P4"><text:tab/>id=msgget(37,IPC_CREAT|0644);<text:tab/><text:tab/></text:p>
      <text:p text:style-name="P4"><text:tab/>printf("Message queue id = %d\n",id);</text:p>
      <text:p text:style-name="P4"/>
      <text:p text:style-name="P4"><text:tab/>m1.msgtype=37;<text:tab/><text:tab/></text:p>
      <text:p text:style-name="P4"><text:tab/>for(i=0;i&lt;256;i++)</text:p>
      <text:p text:style-name="P4"><text:tab/><text:tab/>m1.data[i]='c';<text:tab/></text:p>
      <text:p text:style-name="P4"><text:tab/><text:tab/></text:p>
      <text:p text:style-name="P4"><text:tab/>m2.msgtype=78;</text:p>
      <text:p text:style-name="P4"><text:tab/>for(i=0;i&lt;256;i++)</text:p>
      <text:p text:style-name="P4"><text:tab/><text:tab/>m2.data[i]='h';</text:p>
      <text:p text:style-name="P4"><text:tab/></text:p>
      <text:p text:style-name="P4"><text:tab/>msgsnd(id,&amp;m1,sizeof(msg),0);</text:p>
      <text:p text:style-name="P4"><text:tab/>msgsnd(id,&amp;m2,sizeof(msg),0);<text:tab/></text:p>
      <text:p text:style-name="P4"><text:tab/></text:p>
      <text:p text:style-name="P4"><text:tab/>msgctl(id,IPC_STAT,&amp;buf);</text:p>
      <text:p text:style-name="P4"><text:tab/>printf("\n------ Message Queue Details ------\n");</text:p>
      <text:p text:style-name="P4"><text:tab/>printf("\nNumber of messages in queue is %li\n",buf.msg_qnum);</text:p>
      <text:p text:style-name="P4"><text:tab/>printf("\nCurrent no of bytes in queue is %li\n",buf.msg_cbytes);</text:p>
      <text:p text:style-name="P4"><text:tab/>printf("\nMax no of bytes in queue is %li\n",buf.msg_qbytes);</text:p>
      <text:p text:style-name="P4"><text:tab/>printf("\nRemoving message queue...\n");</text:p>
      <text:p text:style-name="P4"><text:tab/>ret=msgctl(id,IPC_RMID,NULL);</text:p>
      <text:p text:style-name="P4"><text:tab/>if(!ret)</text:p>
      <text:p text:style-name="P4"><text:tab/><text:tab/>printf("Message queue removed\n");<text:tab/></text:p>
      <text:p text:style-name="P4"><text:tab/>return 0;</text:p>
      <text:p text:style-name="P4">}</text:p>
      <text:p text:style-name="P2"/>
      <text:p text:style-name="P2">Output:</text:p>
      <text:p text:style-name="P2"/>
      <text:p text:style-name="P2"/>
      <text:p text:style-name="P1">3. Write a program parent process writing to pipe and child reading toggled data from pipe,</text:p>
      <text:p text:style-name="P1">and also analy<text:span text:style-name="T1">z</text:span>e the data flow order from write end to read end.</text:p>
      <text:p text:style-name="P3"/>
      <text:p text:style-name="P2">Code:</text:p>
      <text:p text:style-name="P2"/>
      <text:p text:style-name="P4">#include&lt;stdio.h&gt;</text:p>
      <text:p text:style-name="P4">#include&lt;unistd.h&gt;</text:p>
      <text:p text:style-name="P4">#include&lt;sys/wait.h&gt;</text:p>
      <text:p text:style-name="P4"/>
      <text:p text:style-name="P4">int main()</text:p>
      <text:p text:style-name="P4">{</text:p>
      <text:p text:style-name="P4"><text:tab/>int a[2];</text:p>
      <text:p text:style-name="P4"><text:soft-page-break/><text:tab/>pipe(a);</text:p>
      <text:p text:style-name="P4"><text:tab/></text:p>
      <text:p text:style-name="P4"><text:tab/>if(fork())</text:p>
      <text:p text:style-name="P4"><text:tab/>{</text:p>
      <text:p text:style-name="P4"><text:tab/><text:tab/>char wbuf[20];</text:p>
      <text:p text:style-name="P4"><text:tab/><text:tab/>printf("Inside parent process...\n");</text:p>
      <text:p text:style-name="P4"><text:tab/><text:tab/>printf("Enter data: ");</text:p>
      <text:p text:style-name="P4"><text:tab/><text:tab/>scanf("%s",wbuf);</text:p>
      <text:p text:style-name="P4"><text:tab/><text:tab/>write(a[1],wbuf,sizeof(wbuf));</text:p>
      <text:p text:style-name="P4"><text:tab/><text:tab/>wait(0);</text:p>
      <text:p text:style-name="P4"><text:tab/>}</text:p>
      <text:p text:style-name="P4"><text:tab/>else</text:p>
      <text:p text:style-name="P4"><text:tab/>{</text:p>
      <text:p text:style-name="P4"><text:tab/><text:tab/>char rbuf[20];</text:p>
      <text:p text:style-name="P4"><text:tab/><text:tab/>sleep(5);</text:p>
      <text:p text:style-name="P4"><text:tab/><text:tab/>printf("\nInside child process...\n");</text:p>
      <text:p text:style-name="P4"><text:tab/><text:tab/>read(a[0],rbuf,sizeof(rbuf));</text:p>
      <text:p text:style-name="P4"><text:tab/><text:tab/>printf("Child process displaying data entered by the parent process..\n");</text:p>
      <text:p text:style-name="P4"><text:tab/><text:tab/>printf("%s\n",rbuf);</text:p>
      <text:p text:style-name="P4"><text:tab/>}</text:p>
      <text:p text:style-name="P4"><text:tab/>return 0;</text:p>
      <text:p text:style-name="P4">}</text:p>
      <text:p text:style-name="P2"/>
      <text:p text:style-name="P2">Output: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5T20:09:56.621471414</meta:creation-date>
    <meta:generator>LibreOffice/6.4.7.2$Linux_X86_64 LibreOffice_project/40$Build-2</meta:generator>
    <dc:date>2022-04-05T21:45:11.999811667</dc:date>
    <meta:editing-duration>PT1H35M14S</meta:editing-duration>
    <meta:editing-cycles>4</meta:editing-cycles>
    <meta:document-statistic meta:table-count="0" meta:image-count="0" meta:object-count="0" meta:page-count="3" meta:paragraph-count="104" meta:word-count="269" meta:character-count="2214" meta:non-whitespace-character-count="1943"/>
  </office:meta>
</office:document-meta>
</file>